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Heading_20_1">
      <style:paragraph-properties fo:break-before="page"/>
    </style:style>
    <style:style style:name="P8" style:family="paragraph" style:parent-style-name="Table_20_index_20_heading">
      <style:paragraph-properties fo:break-before="page"/>
    </style:style>
    <style:style style:name="P9" style:family="paragraph" style:parent-style-name="Contents_20_Heading">
      <style:paragraph-properties fo:break-before="page"/>
    </style:style>
    <style:style style:name="P10" style:family="paragraph" style:parent-style-name="Table">
      <style:paragraph-properties fo:text-align="center" style:justify-single-word="fals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er">
      <style:paragraph-properties fo:text-align="center" style:justify-single-word="false"/>
    </style:style>
    <style:style style:name="P16" style:family="paragraph" style:parent-style-name="Header_20_left">
      <style:paragraph-properties fo:text-align="end" style:justify-single-word="false"/>
    </style:style>
    <style:style style:name="P17" style:family="paragraph" style:parent-style-name="Standard" style:master-page-name="First_20_Page">
      <style:paragraph-properties fo:text-align="center" style:justify-single-word="false" style:page-number="auto"/>
    </style:style>
    <style:style style:name="T1"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ower Hill Traffic Signal"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Traffic Signal" text:name="ShortSystemName"/>
        <text:user-field-decl office:value-type="string" office:string-value="Software Requirements Specification" text:name="DocumentType"/>
      </text:user-field-decls>
      <text:p text:style-name="P17"/>
      <text:p text:style-name="P6"/>
      <text:p text:style-name="P6"/>
      <text:p text:style-name="P6"/>
      <text:p text:style-name="P6"/>
      <text:p text:style-name="P6"><text:user-field-get text:name="DocumentType">Software Requirements Specification</text:user-field-get> </text:p>
      <text:p text:style-name="P6">for</text:p>
      <text:p text:style-name="P6"><text:user-field-get text:name="FullSystemName">Tower Hill Traffic Signal</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3"><text:s/>1 Scope<text:tab/>4</text:p>
          <text:p text:style-name="P14"><text:s/>1.1 Identification<text:tab/>4</text:p>
          <text:p text:style-name="P14"><text:s/>1.2 System Overview<text:tab/>4</text:p>
          <text:p text:style-name="P14"><text:s/>1.3 Document Overview<text:tab/>4</text:p>
          <text:p text:style-name="P14"><text:s/>1.4 Relationship to other plans<text:tab/>4</text:p>
          <text:p text:style-name="P13"><text:s/>2 References<text:tab/>5</text:p>
          <text:p text:style-name="P14"><text:s/>2.1 General References<text:tab/>5</text:p>
          <text:p text:style-name="P14"><text:s/>2.2 Specific References<text:tab/>5</text:p>
          <text:p text:style-name="P14"><text:s/>2.3 Acronyms and Abbreviations<text:tab/>5</text:p>
          <text:p text:style-name="P13"><text:s/>3 Requirements<text:tab/>6</text:p>
          <text:p text:style-name="P14"><text:s/>3.1 Required states and modes<text:tab/>6</text:p>
          <text:p text:style-name="P14"><text:s/>3.2 CSCI capability requirements<text:tab/>6</text:p>
          <text:p text:style-name="P12"><text:s/>3.2.1 CSCI capability<text:tab/>6</text:p>
          <text:p text:style-name="P14"><text:s/>3.3 CSCI external interface requirements<text:tab/>6</text:p>
          <text:p text:style-name="P12"><text:s/>3.3.1 Interface identification and diagrams<text:tab/>6</text:p>
          <text:p text:style-name="P12"><text:s/>3.3.2 (Project-unique identifier or interface)<text:tab/>6</text:p>
          <text:p text:style-name="P14"><text:s/>3.4 CSCI internal interface requirements<text:tab/>6</text:p>
          <text:p text:style-name="P14"><text:s/>3.5 CSCI internal data requirements<text:tab/>6</text:p>
          <text:p text:style-name="P14"><text:s/>3.6 Sadaptation requirements<text:tab/>6</text:p>
          <text:p text:style-name="P14"><text:s/>3.7 Safety requirements<text:tab/>6</text:p>
          <text:p text:style-name="P14"><text:s/>3.8 Security and privacy requirements<text:tab/>6</text:p>
          <text:p text:style-name="P14"><text:s/>3.9 CSCI environment requirements<text:tab/>6</text:p>
          <text:p text:style-name="P14"><text:s/>3.10 Computer resource requirements<text:tab/>6</text:p>
          <text:p text:style-name="P12"><text:s/>3.10.1 Computer hardware requirements<text:tab/>6</text:p>
          <text:p text:style-name="P12"><text:s/>3.10.2 Computer harware resource utilization<text:tab/>6</text:p>
          <text:p text:style-name="P12"><text:s/>3.10.3 Computer software requirements<text:tab/>6</text:p>
          <text:p text:style-name="P12"><text:s/>3.10.4 Computer communications requirements<text:tab/>6</text:p>
          <text:p text:style-name="P14"><text:s/>3.11 Software quality factors<text:tab/>7</text:p>
          <text:p text:style-name="P14"><text:s/>3.12 Design and implementation constraints<text:tab/>7</text:p>
          <text:p text:style-name="P14"><text:s/>3.13 Personnel-related requirements<text:tab/>7</text:p>
          <text:p text:style-name="P14"><text:s/>3.14 Training-related requirements<text:tab/>7</text:p>
          <text:p text:style-name="P14"><text:s/>3.15 Logistics-related requirements<text:tab/>7</text:p>
          <text:p text:style-name="P14"><text:s/>3.16 Other requirements<text:tab/>7</text:p>
          <text:p text:style-name="P14"><text:s/>3.17 Packaging requirements<text:tab/>7</text:p>
          <text:p text:style-name="P14"><text:s/>3.18 Precedence and criticality of requirements<text:tab/>7</text:p>
          <text:p text:style-name="P13"><text:s/>4 Qualification provisions<text:tab/>8</text:p>
          <text:p text:style-name="P13"><text:s/>5 Requirements traceability<text:tab/>9</text:p>
          <text:p text:style-name="P13"><text:soft-page-break/><text:s/>6 NOTES<text:tab/>10</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8">List of Tables</text:p>
          </text:index-title>
          <text:p text:style-name="P11">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11">Figure 1: Intersection Overview<text:tab/>5</text:p>
        </text:index-body>
      </text:table-index>
      <text:p text:style-name="P6"/>
      <text:h text:style-name="P7" text:outline-level="1">Scope</text:h>
      <text:p text:style-name="Text_20_body"><text:tab/>This document provides the operational concept description for modification of the <text:user-field-input text:name="FullSystemName" text:description="">Tower Hill Traffic Signal</text:user-field-input>. Thus, the system described herein shall be known as the <text:user-field-get text:name="ShortSystemName">Traffic Signal</text:user-field-get>.</text:p>
      <text:h text:style-name="Heading_20_2" text:outline-level="2">Identification</text:h>
      <text:p text:style-name="Text_20_body"><text:tab/>The <text:user-field-input text:name="ShortSystemName" text:description="">Traffic Signal</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Traffic Signal</text:user-field-input> system shall serve as a vehicle flow control device for the intersection of US Rt 1. and RI Rt 138 at what is known locally as Tower Hill. This 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text:sequence-ref text:reference-format="category-and-value" text:ref-name="refFigure0">Figure 1</text:sequence-ref>.</text:p>
      <text:p text:style-name="Text_20_body"><draw:frame draw:style-name="fr1" draw:name="Intersection Overview" text:anchor-type="paragraph" svg:width="2.8201in" svg:height="2.25in" draw:z-index="0"><draw:image xlink:href="../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operational concept description (OCD) for the <text:user-field-input text:name="FullSystemName" text:description="">Tower Hill Traffic Signal</text:user-field-input>. This document format is based upon the format as provided in Reference <text:bookmark-ref text:reference-format="text" text:ref-name="OCD_DID">[OCD_DID]</text:bookmark-ref>.</text:p>
      <text:h text:style-name="Heading_20_2" text:outline-level="2"><text:soft-page-break/>Relationship to other plans</text:h>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OCD_DID]<text:bookmark-end text:name="OCD_DID"/> DI-IPSC-81430 Data Item Description for Operational Concept Description (OCD),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0">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7" text:outline-level="1">Requirements</text:h>
      <text:h text:style-name="Heading_20_2" text:outline-level="2">Required states and modes</text:h>
      <text:h text:style-name="Heading_20_2" text:outline-level="2">CSCI capability requirements</text:h>
      <text:h text:style-name="Heading_20_3" text:outline-level="3">CSCI capability</text:h>
      <text:h text:style-name="Heading_20_2" text:outline-level="2">CSCI external interface requirements</text:h>
      <text:h text:style-name="Heading_20_3" text:outline-level="3">Interface identification and diagrams</text:h>
      <text:h text:style-name="Heading_20_3" text:outline-level="3">(Project-unique identifier or interface)</text:h>
      <text:h text:style-name="Heading_20_2" text:outline-level="2">CSCI internal interface requirements</text:h>
      <text:h text:style-name="Heading_20_2" text:outline-level="2">CSCI internal data requirements</text:h>
      <text:h text:style-name="Heading_20_2" text:outline-level="2">Sadaptation requirements</text:h>
      <text:h text:style-name="Heading_20_2" text:outline-level="2">Safety requirements</text:h>
      <text:h text:style-name="Heading_20_2" text:outline-level="2">Security and privacy requirements</text:h>
      <text:h text:style-name="Heading_20_2" text:outline-level="2">CSCI environment requirements</text:h>
      <text:h text:style-name="Heading_20_2" text:outline-level="2">Computer resource requirements</text:h>
      <text:h text:style-name="Heading_20_3" text:outline-level="3">Computer hardware requirements</text:h>
      <text:h text:style-name="Heading_20_3" text:outline-level="3">Computer harware resource utilization</text:h>
      <text:h text:style-name="Heading_20_3" text:outline-level="3">Computer software requirements</text:h>
      <text:h text:style-name="Heading_20_3" text:outline-level="3">Computer communications requirements</text:h>
      <text:h text:style-name="Heading_20_2" text:outline-level="2"><text:soft-page-break/>Software quality factors</text:h>
      <text:h text:style-name="Heading_20_2" text:outline-level="2">Design and implementation constraints</text:h>
      <text:h text:style-name="Heading_20_2" text:outline-level="2">Personnel-related requirements</text:h>
      <text:h text:style-name="Heading_20_2" text:outline-level="2">Training-related requirements</text:h>
      <text:h text:style-name="Heading_20_2" text:outline-level="2">Logistics-related requirements</text:h>
      <text:h text:style-name="Heading_20_2" text:outline-level="2">Other requirements</text:h>
      <text:h text:style-name="Heading_20_2" text:outline-level="2">Packaging requirements</text:h>
      <text:h text:style-name="Heading_20_2" text:outline-level="2">Precedence and criticality of requirements</text:h>
      <text:h text:style-name="P7" text:outline-level="1">Qualification provisions</text:h>
      <text:h text:style-name="P7" text:outline-level="1">Requirements traceability</text:h>
      <text:h text:style-name="P7" text:outline-level="1">NOTE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2in" style:rel-column-width="2880*"/>
    </style:style>
    <style:style style:name="Table5.B" style:family="table-column">
      <style:table-column-properties style:column-width="4.9271in" style:rel-column-width="7095*"/>
    </style:style>
    <style:style style:name="Table2" style:family="table">
      <style:table-properties style:width="6.9271in" fo:margin-left="0in" fo:margin-right="-0.0021in" table:align="margins"/>
    </style:style>
    <style:style style:name="Table2.A" style:family="table-column">
      <style:table-column-properties style:column-width="1.9896in" style:rel-column-width="2865*"/>
    </style:style>
    <style:style style:name="Table2.B" style:family="table-column">
      <style:table-column-properties style:column-width="4.9375in" style:rel-column-width="7110*"/>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pm1">
      <style:header>
        <table:table table:name="Table5" table:style-name="Table5">
          <table:table-column table:style-name="Table5.A"/>
          <table:table-column table:style-name="Table5.B"/>
          <table:table-row>
            <table:table-cell office:value-type="string">
              <text:p text:style-name="P1"><text:s text:c="2"/><text:modification-date style:data-style-name="N81">25. September 2008</text:modification-date> </text:p>
              <text:p text:style-name="P1"><text:modification-time style:data-style-name="N40">09:50</text:modification-time></text:p>
            </table:table-cell>
            <table:table-cell office:value-type="string">
              <text:p text:style-name="P2"><text:user-field-get text:name="DocumentType">Software Requirements Specification</text:user-field-get> for <text:line-break/><text:user-field-get text:name="FullSystemName">Tower Hill Traffic Signal</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P1"><text:s text:c="2"/><text:modification-date style:data-style-name="N81">25. September 2008</text:modification-date> </text:p>
              <text:p text:style-name="P1"><text:modification-time style:data-style-name="N40">09:50</text:modification-time></text:p>
            </table:table-cell>
            <table:table-cell office:value-type="string">
              <text:p text:style-name="P2"><text:user-field-get text:name="DocumentType">Software Requirements Specification</text:user-field-get> for <text:line-break/><text:user-field-get text:name="FullSystemName">Tower Hill Traffic Signal</text:user-field-get></text:p>
            </table:table-cell>
          </table:table-row>
        </table:table>
        <text:p text:style-name="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P3">Date: <text:user-field-get text:name="ReleaseDate">18 June 2008</text:user-field-get></text:p>
              </table:table-cell>
              <table:table-cell table:style-name="Table4.A1" office:value-type="string">
                <text:p text:style-name="P4">Page <text:page-number text:select-page="current">8</text:page-number> of <text:page-count>12</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P3">Date: <text:user-field-get text:name="ReleaseDate">18 June 2008</text:user-field-get></text:p>
              </table:table-cell>
              <table:table-cell table:style-name="Table1.A1" office:value-type="string">
                <text:p text:style-name="P4">Page <text:page-number text:select-page="current">8</text:page-number> of <text:page-count>12</text:page-count></text:p>
              </table:table-cell>
            </table:table-row>
          </table:table-header-rows>
        </table:table>
        <text:p text:style-name="Footer"/>
      </style:footer-left>
    </style:master-page>
    <style:master-page style:name="First_20_Page" style:display-name="First Page" style:page-layout-name="pm1" style:next-style-name="Standard">
      <style:header>
        <text:p text:style-name="P1">Draft saved at <text:modification-time style:data-style-name="N40">09:50</text:modification-time> on <text:modification-date style:data-style-name="N81">25. September 2008</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P3">Date: <text:user-field-get text:name="ReleaseDate">18 June 2008</text:user-field-get></text:p>
              </table:table-cell>
              <table:table-cell table:style-name="Table3.A1" office:value-type="string">
                <text:p text:style-name="P4">Page <text:page-number text:select-page="current">8</text:page-number> of <text:page-count>12</text:page-count></text:p>
              </table:table-cell>
            </table:table-row>
          </table:table-header-rows>
        </table:table>
        <text:p text:style-name="Standard"/>
      </style:footer>
    </style:master-page>
    <style:master-page style:name="Untitled1" style:page-layout-name="pm2">
      <style:header>
        <text:p text:style-name="Header"/>
      </style:header>
    </style:master-page>
    <style:master-page style:name="Left_20_Page" style:display-name="Left Page" style:page-layout-name="pm3">
      <style:header>
        <text:p text:style-name="Header"/>
      </style:header>
      <style:footer>
        <text:p text:style-name="Footer"/>
      </style:footer>
    </style:master-page>
    <style:master-page style:name="Right_20_Page" style:display-name="Right Page" style:page-layout-name="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W. Lewis Collier</meta:initial-creator>
    <meta:creation-date>2008-06-19T00:17:42</meta:creation-date>
    <dc:creator>W. Lewis Collier</dc:creator>
    <dc:date>2008-09-25T09:50:14</dc:date>
    <meta:editing-cycles>29</meta:editing-cycles>
    <meta:editing-duration>PT7H12M26S</meta:editing-duration>
    <meta:user-defined meta:name="Info 1"/>
    <meta:user-defined meta:name="Info 2"/>
    <meta:user-defined meta:name="Info 3"/>
    <meta:user-defined meta:name="Info 4"/>
    <meta:document-statistic meta:table-count="6" meta:image-count="1" meta:object-count="0" meta:page-count="12" meta:paragraph-count="115" meta:word-count="538" meta:character-count="3780"/>
  </office:meta>
</office:document-meta>
</file>